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cadia Code" svg:font-family="'Cascadia Code', 'Droid Sans Mono', monospace,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monaco-monospace-font" svg:font-family="'var monaco-monospace-font'"/>
  </office:font-face-decls>
  <office:automatic-styles>
    <style:style style:name="P1" style:family="paragraph" style:parent-style-name="Heading_20_2">
      <style:text-properties officeooo:paragraph-rsid="001676fd"/>
    </style:style>
    <style:style style:name="P2" style:family="paragraph" style:parent-style-name="Heading_20_3">
      <style:text-properties officeooo:paragraph-rsid="0012751f"/>
    </style:style>
    <style:style style:name="P3" style:family="paragraph" style:parent-style-name="Heading_20_3">
      <style:text-properties fo:font-size="16pt" officeooo:paragraph-rsid="0012751f" style:font-size-asian="16pt" style:font-size-complex="16pt"/>
    </style:style>
    <style:style style:name="P4" style:family="paragraph" style:parent-style-name="Heading_20_3">
      <style:text-properties fo:font-size="16pt" style:font-size-asian="16pt" style:font-size-complex="16pt"/>
    </style:style>
    <style:style style:name="P5" style:family="paragraph" style:parent-style-name="Heading_20_3">
      <style:text-properties officeooo:paragraph-rsid="001676fd"/>
    </style:style>
    <style:style style:name="P6" style:family="paragraph" style:parent-style-name="Heading_20_3" style:list-style-name="L19" style:master-page-name="">
      <loext:graphic-properties draw:fill="none"/>
      <style:paragraph-properties fo:margin-top="0.247cm" fo:margin-bottom="0.212cm" style:contextual-spacing="false" style:page-number="auto" fo:background-color="transparent" fo:keep-with-next="always"/>
      <style:text-properties officeooo:paragraph-rsid="001676fd"/>
    </style:style>
    <style:style style:name="P7" style:family="paragraph" style:parent-style-name="Heading_20_4">
      <style:text-properties officeooo:paragraph-rsid="0012751f"/>
    </style:style>
    <style:style style:name="P8" style:family="paragraph" style:parent-style-name="Heading_20_4">
      <style:text-properties fo:font-size="14pt" officeooo:paragraph-rsid="0012751f" style:font-size-asian="14pt" style:font-size-complex="14pt"/>
    </style:style>
    <style:style style:name="P9" style:family="paragraph" style:parent-style-name="Standard" style:master-page-name="">
      <loext:graphic-properties draw:fill="none"/>
      <style:paragraph-properties fo:margin-left="1.199cm" fo:margin-right="0cm" style:line-height-at-least="0.503cm" fo:text-indent="0cm" style:auto-text-indent="false" style:page-number="auto" fo:background-color="transparent"/>
      <style:text-properties fo:font-weight="normal"/>
    </style:style>
    <style:style style:name="P10" style:family="paragraph" style:parent-style-name="Standard">
      <loext:graphic-properties draw:fill="none"/>
      <style:paragraph-properties fo:margin-left="1.199cm" fo:margin-right="0cm" style:line-height-at-least="0.503cm" fo:text-indent="0cm" style:auto-text-indent="false" fo:background-color="transparent"/>
      <style:text-properties fo:color="#e6edf3" loext:opacity="100%" style:font-name="Cascadia Code" fo:font-size="10.5pt" fo:font-weight="normal" fo:background-color="#0d1117"/>
    </style:style>
    <style:style style:name="P11"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color="#e6edf3" loext:opacity="100%" style:font-name="Cascadia Code" fo:font-size="10.5pt" fo:font-weight="normal" officeooo:rsid="0012751f" officeooo:paragraph-rsid="0012751f" fo:background-color="#0d1117" style:font-weight-asian="bold" style:font-weight-complex="bold"/>
    </style:style>
    <style:style style:name="P12" style:family="paragraph" style:parent-style-name="Text_20_body" style:list-style-name="L4"/>
    <style:style style:name="P13" style:family="paragraph" style:parent-style-name="Text_20_body">
      <style:paragraph-properties fo:margin-left="0cm" fo:margin-right="0cm" fo:text-indent="0cm" style:auto-text-indent="false"/>
    </style:style>
    <style:style style:name="P14" style:family="paragraph" style:parent-style-name="Text_20_body">
      <style:text-properties fo:font-weight="bold" officeooo:rsid="0012751f" officeooo:paragraph-rsid="0012751f" style:font-weight-asian="bold" style:font-weight-complex="bold"/>
    </style:style>
    <style:style style:name="P15" style:family="paragraph" style:parent-style-name="Text_20_body">
      <style:text-properties fo:font-weight="bold" officeooo:paragraph-rsid="001676fd" style:font-weight-asian="bold" style:font-weight-complex="bold"/>
    </style:style>
    <style:style style:name="P16" style:family="paragraph" style:parent-style-name="Text_20_body">
      <style:text-properties fo:font-size="16pt" fo:font-weight="bold" officeooo:rsid="0018704e" officeooo:paragraph-rsid="0018704e" style:font-size-asian="16pt" style:font-weight-asian="bold" style:font-size-complex="16pt" style:font-weight-complex="bold"/>
    </style:style>
    <style:style style:name="P17" style:family="paragraph" style:parent-style-name="Text_20_body">
      <style:paragraph-properties fo:text-align="start" style:justify-single-word="false"/>
      <style:text-properties fo:font-size="14pt" style:text-underline-style="none" fo:font-weight="bold" officeooo:rsid="0010e1b0" officeooo:paragraph-rsid="0010e1b0" style:font-size-asian="14pt" style:font-weight-asian="bold" style:font-size-complex="14pt" style:font-weight-complex="bold"/>
    </style:style>
    <style:style style:name="P18" style:family="paragraph" style:parent-style-name="Text_20_body">
      <style:text-properties officeooo:paragraph-rsid="00121142"/>
    </style:style>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0">
      <style:text-properties officeooo:paragraph-rsid="0012751f"/>
    </style:style>
    <style:style style:name="P22" style:family="paragraph" style:parent-style-name="Text_20_body" style:list-style-name="L12"/>
    <style:style style:name="P23" style:family="paragraph" style:parent-style-name="Text_20_body" style:list-style-name="L12">
      <style:text-properties officeooo:paragraph-rsid="0012751f"/>
    </style:style>
    <style:style style:name="P24" style:family="paragraph" style:parent-style-name="Text_20_body">
      <style:text-properties officeooo:paragraph-rsid="0012751f"/>
    </style:style>
    <style:style style:name="P25" style:family="paragraph" style:parent-style-name="Text_20_body">
      <style:text-properties officeooo:rsid="0012751f" officeooo:paragraph-rsid="0012751f"/>
    </style:style>
    <style:style style:name="P26" style:family="paragraph" style:parent-style-name="Text_20_body" style:list-style-name="L16"/>
    <style:style style:name="P27" style:family="paragraph" style:parent-style-name="Text_20_body" style:list-style-name="L17">
      <style:text-properties officeooo:paragraph-rsid="0012f243"/>
    </style:style>
    <style:style style:name="P28" style:family="paragraph" style:parent-style-name="Text_20_body">
      <style:text-properties officeooo:paragraph-rsid="0012f243"/>
    </style:style>
    <style:style style:name="P29" style:family="paragraph" style:parent-style-name="Text_20_body">
      <style:text-properties officeooo:paragraph-rsid="001676fd"/>
    </style:style>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text-properties officeooo:paragraph-rsid="0018704e"/>
    </style:style>
    <style:style style:name="P33" style:family="paragraph" style:parent-style-name="Text_20_body">
      <style:text-properties fo:font-size="12pt" officeooo:rsid="0018704e" officeooo:paragraph-rsid="0018704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21142" style:font-weight-asian="bold" style:font-weight-complex="bold"/>
    </style:style>
    <style:style style:name="T3" style:family="text">
      <style:text-properties fo:font-weight="bold" officeooo:rsid="0012751f" style:font-weight-asian="bold" style:font-weight-complex="bold"/>
    </style:style>
    <style:style style:name="T4" style:family="text">
      <style:text-properties fo:font-weight="bold" officeooo:rsid="0012f243" style:font-weight-asian="bold" style:font-weight-complex="bold"/>
    </style:style>
    <style:style style:name="T5" style:family="text">
      <style:text-properties fo:font-weight="bold" officeooo:rsid="0014d4f6" style:font-weight-asian="bold" style:font-weight-complex="bold"/>
    </style:style>
    <style:style style:name="T6" style:family="text">
      <style:text-properties fo:font-weight="bold" officeooo:rsid="001676f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1142" style:font-weight-asian="normal" style:font-weight-complex="normal"/>
    </style:style>
    <style:style style:name="T9" style:family="text">
      <style:text-properties fo:color="#e6edf3" loext:opacity="100%" style:font-name="Cascadia Code" fo:font-size="10.5pt" fo:font-weight="normal" fo:background-color="#0d1117" loext:char-shading-value="0"/>
    </style:style>
    <style:style style:name="T10" style:family="text">
      <style:text-properties fo:color="#e6edf3" loext:opacity="100%" style:font-name="Cascadia Code" fo:font-size="10.5pt" fo:font-weight="normal" officeooo:rsid="001676fd" fo:background-color="#0d1117" loext:char-shading-value="0"/>
    </style:style>
    <style:style style:name="T11" style:family="text">
      <style:text-properties fo:color="#e6edf3" loext:opacity="100%" style:font-name="Cascadia Code" fo:font-size="10.5pt" fo:background-color="#0d1117" loext:char-shading-value="0"/>
    </style:style>
    <style:style style:name="T12" style:family="text">
      <style:text-properties fo:color="#ff7b72" loext:opacity="100%"/>
    </style:style>
    <style:style style:name="T13" style:family="text">
      <style:text-properties fo:color="#ff7b72" loext:opacity="100%" style:font-name="Cascadia Code" fo:font-size="10.5pt" fo:font-weight="normal" fo:background-color="#0d1117" loext:char-shading-value="0"/>
    </style:style>
    <style:style style:name="T14" style:family="text">
      <style:text-properties fo:color="#ff7b72" loext:opacity="100%" style:font-name="Cascadia Code" fo:font-size="10.5pt" fo:background-color="#0d1117" loext:char-shading-value="0"/>
    </style:style>
    <style:style style:name="T15" style:family="text">
      <style:text-properties fo:color="#d2a8ff" loext:opacity="100%" style:font-name="Cascadia Code" fo:font-size="10.5pt" fo:font-weight="normal" fo:background-color="#0d1117" loext:char-shading-value="0"/>
    </style:style>
    <style:style style:name="T16" style:family="text">
      <style:text-properties fo:color="#ffa657" loext:opacity="100%"/>
    </style:style>
    <style:style style:name="T17" style:family="text">
      <style:text-properties fo:color="#ffa657" loext:opacity="100%" style:font-name="Cascadia Code" fo:font-size="10.5pt" fo:background-color="#0d1117" loext:char-shading-value="0"/>
    </style:style>
    <style:style style:name="T18" style:family="text">
      <style:text-properties officeooo:rsid="00121142"/>
    </style:style>
    <style:style style:name="T19" style:family="text">
      <style:text-properties officeooo:rsid="0012751f"/>
    </style:style>
    <style:style style:name="T20" style:family="text">
      <style:text-properties fo:font-size="10pt" fo:font-weight="bold" officeooo:rsid="0012751f" style:font-size-asian="10pt" style:font-weight-asian="bold" style:font-size-complex="10pt" style:font-weight-complex="bold"/>
    </style:style>
    <style:style style:name="T21" style:family="text">
      <style:text-properties officeooo:rsid="0012f243"/>
    </style:style>
    <style:style style:name="T22" style:family="text">
      <style:text-properties style:font-name="Liberation Serif" fo:font-weight="bold" officeooo:rsid="0012f243" style:font-weight-asian="bold" style:font-weight-complex="bold"/>
    </style:style>
    <style:style style:name="T23" style:family="text">
      <style:text-properties officeooo:rsid="0014d4f6"/>
    </style:style>
    <style:style style:name="T24" style:family="text">
      <style:text-properties officeooo:rsid="001676fd"/>
    </style:style>
    <style:style style:name="T25" style:family="text">
      <style:text-properties fo:font-size="12pt" style:font-size-asian="12pt" style:font-size-complex="12pt"/>
    </style:style>
    <style:style style:name="T26" style:family="text">
      <style:text-properties fo:font-size="12pt" fo:font-weight="normal" officeooo:rsid="0018704e" style:font-size-asian="12pt" style:font-weight-asian="normal" style:font-size-complex="12pt" style:font-weight-complex="normal"/>
    </style:style>
    <style:style style:name="T27" style:family="text">
      <style:text-properties fo:font-size="12pt" fo:font-weight="bold" officeooo:rsid="0018704e" style:font-size-asian="12pt" style:font-weight-asian="bold" style:font-size-complex="12pt" style:font-weight-complex="bold"/>
    </style:style>
    <style:style style:name="T28" style:family="text">
      <style:text-properties fo:font-size="20pt" style:font-size-asian="20pt" style:font-size-complex="20pt"/>
    </style:style>
    <style:style style:name="T29" style:family="text">
      <style:text-properties officeooo:rsid="0018704e"/>
    </style:style>
    <style:style style:name="T30" style:family="text">
      <style:text-properties fo:font-size="16pt" fo:font-weight="bold" officeooo:rsid="0018704e" style:font-size-asian="16pt" style:font-weight-asian="bold" style:font-size-complex="16pt" style:font-weight-complex="bold"/>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font-size="16pt" fo:font-weight="normal" officeooo:rsid="0018704e" style:font-size-asian="16pt" style:font-weight-asian="normal" style:font-size-complex="16pt"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1" text:anchor-type="page" text:anchor-page-number="1" svg:x="0cm" svg:y="0cm" svg:width="18.733cm" draw:z-index="2">
        <draw:text-box fo:min-height="0.041cm">
          <text:p text:style-name="P13"/>
        </draw:text-box>
      </draw:frame>
      <draw:frame draw:style-name="fr1" draw:name="Frame10" text:anchor-type="page" text:anchor-page-number="1" svg:x="0cm" svg:y="0cm" svg:width="0.041cm" draw:z-index="1">
        <draw:text-box fo:min-height="0.041cm">
          <text:p text:style-name="P13"/>
        </draw:text-box>
      </draw:frame>
      <draw:frame draw:style-name="fr1" draw:name="Frame1" text:anchor-type="page" text:anchor-page-number="1" svg:x="0cm" svg:y="0cm" svg:width="0.041cm" draw:z-index="0">
        <draw:text-box fo:min-height="2.646cm">
          <text:p text:style-name="P13"/>
        </draw:text-box>
      </draw:frame>
      <text:h text:style-name="Heading_20_1" text:outline-level="1">Stack-Based ISA Implementation Documentation</text:h>
      <text:h text:style-name="Heading_20_2" text:outline-level="2">Overview</text:h>
      <text:p text:style-name="Text_20_body">This project implements a stack-based Instruction Set Architecture (ISA) using C++. The architecture features a virtual machine that executes instructions from an input file, manipulating a data stack and a return stack. The project includes several components: the ALU (Arithmetic Logic Unit), IO/Control (Input/Output) module, and the Machine class that orchestrates the execution and the SDL-based visualization.</text:p>
      <text:p text:style-name="Text_20_body"/>
      <text:h text:style-name="P4" text:outline-level="3">1. ALU (Arithmetic Logic Unit)</text:h>
      <text:p text:style-name="Text_20_body">The ALU performs arithmetic and logical operations on the data stack. It also handles variable storage and retrieval.</text:p>
      <text:h text:style-name="Heading_20_4" text:outline-level="4">Key Implemented Instructions :</text:h>
      <text:list text:style-name="L4">
        <text:list-item>
          <text:p text:style-name="P12"><text:span text:style-name="Strong_20_Emphasis">push(int operand)</text:span>: Pushes an operand onto the data stack.</text:p>
        </text:list-item>
        <text:list-item>
          <text:p text:style-name="P12"><text:span text:style-name="Strong_20_Emphasis">pop()</text:span>: Pops the top value from the data stack.</text:p>
        </text:list-item>
        <text:list-item>
          <text:p text:style-name="P12"><text:span text:style-name="Strong_20_Emphasis">add()</text:span>: Pops the top two values, adds them, and pushes the result.</text:p>
        </text:list-item>
        <text:list-item>
          <text:p text:style-name="P12"><text:span text:style-name="Strong_20_Emphasis">sub()</text:span>: Pops the top two values, subtracts the second from the first, and pushes the result.</text:p>
        </text:list-item>
        <text:list-item>
          <text:p text:style-name="P12"><text:span text:style-name="Strong_20_Emphasis">mul()</text:span>: Pops the top two values, multiplies them, and pushes the result.</text:p>
        </text:list-item>
        <text:list-item>
          <text:p text:style-name="P12"><text:span text:style-name="Strong_20_Emphasis">div()</text:span>: Pops the top two values, divides the first by the second, and pushes the result.</text:p>
        </text:list-item>
        <text:list-item>
          <text:p text:style-name="P12"><text:span text:style-name="Strong_20_Emphasis">mod()</text:span>: Pops the top two values, computes the modulus, and pushes the result.</text:p>
        </text:list-item>
        <text:list-item>
          <text:p text:style-name="P12"><text:span text:style-name="Strong_20_Emphasis">bit_and()</text:span>: Pops the top two values, computes the bitwise AND, and pushes the result.</text:p>
        </text:list-item>
        <text:list-item>
          <text:p text:style-name="P12"><text:span text:style-name="Strong_20_Emphasis">bit_or()</text:span>: Pops the top two values, computes the bitwise OR, and pushes the result.</text:p>
        </text:list-item>
        <text:list-item>
          <text:p text:style-name="P12"><text:span text:style-name="Strong_20_Emphasis">bit_xor()</text:span>: Pops the top two values, computes the bitwise XOR, and pushes the result.</text:p>
        </text:list-item>
        <text:list-item>
          <text:p text:style-name="P12"><text:span text:style-name="Strong_20_Emphasis">bit_not()</text:span>: Pops the top value, computes the bitwise NOT, and pushes the result.</text:p>
        </text:list-item>
        <text:list-item>
          <text:p text:style-name="P12"><text:span text:style-name="Strong_20_Emphasis">cmp()</text:span>: Compares the top two values and sets flags for greater than and equal.</text:p>
        </text:list-item>
        <text:list-item>
          <text:p text:style-name="P12"><text:span text:style-name="Strong_20_Emphasis">gt_jump(int operand)</text:span>: Jumps to the specified operand if the greater-than flag is set.</text:p>
        </text:list-item>
        <text:list-item>
          <text:p text:style-name="P12"><text:span text:style-name="Strong_20_Emphasis">eq_jump(int operand)</text:span>: Jumps to the specified operand if the equal flag is set.</text:p>
        </text:list-item>
        <text:list-item>
          <text:p text:style-name="P12"><text:span text:style-name="Strong_20_Emphasis">jump(int operand)</text:span>: Jumps to the specified operand.</text:p>
        </text:list-item>
        <text:list-item>
          <text:p text:style-name="P12"><text:span text:style-name="Strong_20_Emphasis">ret()</text:span>: Returns from a subroutine.</text:p>
        </text:list-item>
        <text:list-item>
          <text:p text:style-name="P12"><text:span text:style-name="Strong_20_Emphasis">call(int operand)</text:span>: Calls a subroutine at the specified operand.</text:p>
        </text:list-item>
        <text:list-item>
          <text:p text:style-name="P12"><text:span text:style-name="Strong_20_Emphasis">print()</text:span>: Prints the top value of the data stack.</text:p>
        </text:list-item>
        <text:list-item>
          <text:p text:style-name="P12"><text:soft-page-break/><text:span text:style-name="Strong_20_Emphasis">halt()</text:span>: Halts the execution.</text:p>
        </text:list-item>
        <text:list-item>
          <text:p text:style-name="P12"><text:span text:style-name="Strong_20_Emphasis">var(int var)</text:span>: Declares a variable.</text:p>
        </text:list-item>
        <text:list-item>
          <text:p text:style-name="P12"><text:span text:style-name="Strong_20_Emphasis">store_var(int var)</text:span>: Stores a value in a variable.</text:p>
        </text:list-item>
        <text:list-item>
          <text:p text:style-name="P12"><text:span text:style-name="Strong_20_Emphasis">load_var(int var)</text:span>: Loads a value from a variable.</text:p>
        </text:list-item>
      </text:list>
      <text:p text:style-name="Text_20_body"/>
      <text:p text:style-name="P17">Working of ALU :</text:p>
      <text:p text:style-name="P18">The <text:span text:style-name="T2">alu.hpp</text:span><text:span text:style-name="T18"> </text:span>file defines the ALU for the stack-based virtual machine, providing functions to perform arithmetic and logical operations on the data stack. Each function checks the stack for the required number of values, performs the operation, and pushes the result back onto the stack. The ALU operates on the same memory space as the rest of the virtual machine, ensuring consistent and coordinated execution <text:span text:style-name="T18">which is ensured by the function </text:span><text:span text:style-name="T2">setStacks </text:span><text:span text:style-name="T8">which sets the dataStack, returnStack, Program Counter and the memory itself</text:span>.</text:p>
      <text:h text:style-name="P3" text:outline-level="3"/>
      <text:h text:style-name="P3" text:outline-level="3">2. IO/<text:span text:style-name="T29">Control</text:span> (Input/Output) Module</text:h>
      <text:p text:style-name="P24">The IO module handles reading instructions from an input file and initializing the memory.</text:p>
      <text:p text:style-name="P25"><text:span text:style-name="T1">Key Structures</text:span> </text:p>
      <text:p text:style-name="P24"><text:span text:style-name="Source_20_Text"><text:span text:style-name="T20"><text:tab/>1. Instruction:</text:span></text:span> Represents an instruction with a name and an operand.</text:p>
      <text:p text:style-name="P24"><text:span text:style-name="Source_20_Text"><text:span text:style-name="T20"><text:tab/>2. var_instruction:</text:span></text:span> Represents a variable instruction with a name, variable name, and <text:tab/>value.</text:p>
      <text:p text:style-name="P14">IO Class</text:p>
      <text:p text:style-name="P14"><text:tab/>Data Structures implemented :</text:p>
      <text:p text:style-name="P11"><text:span text:style-name="T16">vector</text:span><text:span text:style-name="T12">&lt;</text:span><text:span text:style-name="T16">Instruction</text:span><text:span text:style-name="T12">&gt;</text:span> input;</text:p>
      <text:p text:style-name="P10"><text:span text:style-name="T16">vector</text:span><text:span text:style-name="T12">&lt;int&gt;</text:span> output;</text:p>
      <text:p text:style-name="P10"><text:span text:style-name="T16">map</text:span><text:span text:style-name="T12">&lt;</text:span><text:span text:style-name="T16">string</text:span>, <text:span text:style-name="T12">int&gt;</text:span> label_begins;</text:p>
      <text:p text:style-name="P10"><text:span text:style-name="T16">map</text:span><text:span text:style-name="T12">&lt;int</text:span>, <text:span text:style-name="T16">string</text:span><text:span text:style-name="T12">&gt;</text:span> labels;</text:p>
      <text:p text:style-name="P10"><text:span text:style-name="T16">vector</text:span><text:span text:style-name="T12">&lt;</text:span><text:span text:style-name="T16">Instruction</text:span><text:span text:style-name="T12">&gt;</text:span> <text:span text:style-name="T12">*</text:span>memory;</text:p>
      <text:p text:style-name="P10"><text:span text:style-name="T16">vector</text:span><text:span text:style-name="T12">&lt;</text:span><text:span text:style-name="T16">pair</text:span><text:span text:style-name="T12">&lt;</text:span><text:span text:style-name="T16">string</text:span>, <text:span text:style-name="T12">int&gt;&gt;</text:span> variables;</text:p>
      <text:p text:style-name="P9"><text:span text:style-name="T17">vector</text:span><text:span text:style-name="T14">&lt;int&gt;</text:span><text:span text:style-name="T11"> </text:span><text:span text:style-name="T14">*</text:span><text:span text:style-name="T11">dataStack;</text:span></text:p>
      <text:list text:style-name="L16">
        <text:list-item>
          <text:p text:style-name="P26"><text:span text:style-name="T3">input:</text:span> Stores instructions read from the file.</text:p>
        </text:list-item>
        <text:list-item>
          <text:p text:style-name="P26"><text:span text:style-name="T3">output:</text:span> Stores output values.</text:p>
        </text:list-item>
        <text:list-item>
          <text:p text:style-name="P26"><text:span text:style-name="T3">label_begins:</text:span> Maps label names to their positions in the instruction list.</text:p>
        </text:list-item>
        <text:list-item>
          <text:p text:style-name="P26"><text:span text:style-name="T3">labels:</text:span> Maps positions in the instruction list to label names.</text:p>
        </text:list-item>
        <text:list-item>
          <text:p text:style-name="P26"><text:span text:style-name="T3">memory:</text:span> Pointer to a vector of instructions representing memory.</text:p>
        </text:list-item>
        <text:list-item>
          <text:p text:style-name="P26"><text:span text:style-name="T3">variables:</text:span> Stores variable names and their hashed values.</text:p>
        </text:list-item>
        <text:list-item>
          <text:p text:style-name="P26"><text:span text:style-name="Source_20_Text"><text:span text:style-name="T22">DataStack</text:span></text:span><text:span text:style-name="Source_20_Text"><text:span text:style-name="T4">:</text:span></text:span> Pointer to a vector representing the data stack.</text:p>
        </text:list-item>
      </text:list>
      <text:h text:style-name="P7" text:outline-level="4"><text:soft-page-break/>Key Functions</text:h>
      <text:list xml:id="list3236748245" text:style-name="L10">
        <text:list-header>
          <text:p text:style-name="P21"><text:span text:style-name="Strong_20_Emphasis"><text:span text:style-name="T21">1. </text:span></text:span><text:span text:style-name="Strong_20_Emphasis">readInput(string filename, vector&lt;Instruction&gt; &amp;mem)</text:span>: Reads instructions from the specified file and populates the memory. </text:p>
          <text:p text:style-name="P20">This function reads instructions from a file and processes them:</text:p>
          <text:list text:style-name="L17">
            <text:list-header>
              <text:p text:style-name="P27"><text:span text:style-name="Strong_20_Emphasis">First Pass</text:span>: </text:p>
              <text:list>
                <text:list-header>
                  <text:p text:style-name="P27">Reads the file to identify labels and their positions. Strips leading tabs and spaces. Skips empty lines. Identifies labels (lines starting with <text:span text:style-name="Source_20_Text"><text:span text:style-name="T1">.</text:span></text:span>) and stores their positions in <text:span text:style-name="T4">label_begins</text:span><text:span text:style-name="T21"> and </text:span><text:span text:style-name="T4">labels</text:span><text:span text:style-name="T21">.</text:span></text:p>
                </text:list-header>
              </text:list>
              <text:p text:style-name="P27"><text:span text:style-name="Strong_20_Emphasis">Second Pass</text:span>: </text:p>
              <text:list text:continue-numbering="true">
                <text:list-header>
                  <text:p text:style-name="P27">Reads the file again to process instructions. Strips leading tabs and spaces. Skips comments (lines starting with <text:s/><text:span text:style-name="Source_20_Text"><text:span text:style-name="T4">#</text:span></text:span><text:span text:style-name="Source_20_Text"><text:span text:style-name="T21"> </text:span></text:span>o<text:span text:style-name="T21">r <text:s/></text:span><text:span text:style-name="Source_20_Text"><text:span text:style-name="T1">@</text:span></text:span><text:span text:style-name="Source_20_Text"> </text:span>). Processes branch instructions (lines starting with <text:span text:style-name="T4">b</text:span>), labels, and other operations.</text:p>
                </text:list-header>
              </text:list>
            </text:list-header>
          </text:list>
        </text:list-header>
      </text:list>
      <text:p text:style-name="Text_20_body"><text:tab/><text:tab/><text:tab/><text:span text:style-name="T21">1. For </text:span><text:span text:style-name="T4">push</text:span><text:span text:style-name="T21"> </text:span>operations, converts the operand to an integer.</text:p>
      <text:p text:style-name="Text_20_body"><text:tab/><text:tab/><text:tab/><text:span text:style-name="T21">2. </text:span>For <text:span text:style-name="T4">call</text:span><text:span text:style-name="T21"> </text:span>operations, looks up the label's position.</text:p>
      <text:p text:style-name="Text_20_body"><text:tab/><text:tab/><text:tab/><text:span text:style-name="T21">3. </text:span>For <text:span text:style-name="T4">var</text:span><text:span text:style-name="T21">, </text:span><text:span text:style-name="T4">store</text:span><text:span text:style-name="T21"> and </text:span><text:span text:style-name="T4">load </text:span>operations, hashes the variable name and stores the <text:tab/><text:tab/><text:tab/>hash as the operand.</text:p>
      <text:p text:style-name="Text_20_body"><text:tab/><text:tab/><text:tab/>Stores the processed instructions in the <text:span text:style-name="T4">input </text:span>vector.</text:p>
      <text:list text:continue-list="list3236748245" text:style-name="L17">
        <text:list-item>
          <text:list>
            <text:list-header>
              <text:p text:style-name="P27"><text:span text:style-name="Strong_20_Emphasis">Copy to Memory</text:span>: </text:p>
              <text:list text:continue-numbering="true">
                <text:list-header>
                  <text:p text:style-name="P27">Copies the <text:span text:style-name="T4">input</text:span><text:span text:style-name="T21"> </text:span>vector to the provided <text:span text:style-name="T4">memory</text:span><text:span text:style-name="T21"> </text:span>vector.</text:p>
                </text:list-header>
              </text:list>
            </text:list-header>
          </text:list>
        </text:list-item>
      </text:list>
      <text:p text:style-name="Text_20_body"><text:tab/><text:tab/><text:span text:style-name="T1">Extra Handling for </text:span><text:span text:style-name="T4">var, store and load:</text:span></text:p>
      <text:p text:style-name="Text_20_body"><text:tab/><text:tab/><text:tab/>For these operations, the code extracts the variable name, hashes it <text:tab/><text:tab/><text:tab/><text:tab/>using <text:span text:style-name="T5">hashString</text:span><text:span text:style-name="T23">, </text:span>and stores the hash as the operand. This allows the <text:tab/><text:tab/><text:tab/><text:tab/>program to uniquely identify variables by their hashed names.</text:p>
      <text:p text:style-name="P28"/>
      <text:h text:style-name="P2" text:outline-level="3">3. Machine Class</text:h>
      <text:p text:style-name="P24">The Machine class initializes the virtual machine, sets up the stacks, and runs the instructions.</text:p>
      <text:h text:style-name="P5" text:outline-level="3"><text:span text:style-name="T25">Constructor</text:span> :</text:h>
      <text:p text:style-name="P29">Constructor that initializes the machine with the specified memory size and input file.</text:p>
      <text:list text:style-name="L19">
        <text:list-header>
          <text:h text:style-name="P6" text:outline-level="3"><text:span text:style-name="T15">Machine</text:span><text:span text:style-name="T9">(</text:span><text:span text:style-name="T13">int</text:span><text:span text:style-name="T9"> memory_size, string filename) </text:span><text:span text:style-name="T10">{....}</text:span></text:h>
        </text:list-header>
      </text:list>
      <text:p text:style-name="Text_20_body"><text:tab/><text:span text:style-name="T24">1. </text:span>Initializes the <text:span text:style-name="T1">memory_size</text:span>, <text:span text:style-name="T1">memory</text:span>, <text:span text:style-name="T1">dataStack</text:span>, and <text:span text:style-name="T1">returnStack</text:span>.</text:p>
      <text:p text:style-name="Text_20_body"><text:tab/><text:span text:style-name="T24">2. </text:span>Reads instructions from the file using <text:span text:style-name="T1">ioModule.readInput</text:span>.</text:p>
      <text:p text:style-name="Text_20_body"><text:tab/><text:span text:style-name="T24">3. </text:span>Sets the <text:span text:style-name="T1">stacks</text:span> and <text:span text:style-name="T1">program counter</text:span> in the ALU using <text:span text:style-name="T1">alu.setStacks</text:span>.</text:p>
      <text:p text:style-name="Text_20_body"><text:tab/><text:span text:style-name="T24">4. </text:span>Sets the <text:span text:style-name="T1">program counter</text:span> to the position of the "<text:span text:style-name="T1">main</text:span>" label.</text:p>
      <text:p text:style-name="P24"/>
      <text:h text:style-name="P8" text:outline-level="4"><text:soft-page-break/>Key Functions</text:h>
      <text:list xml:id="list3662522912" text:style-name="L12">
        <text:list-header>
          <text:p text:style-name="P23"><text:span text:style-name="Strong_20_Emphasis">run()</text:span>: Executes the instructions in memory.</text:p>
          <text:list>
            <text:list-header>
              <text:p text:style-name="P22"><text:span text:style-name="Strong_20_Emphasis">Output File</text:span>: Opens a file to write the output.</text:p>
              <text:p text:style-name="P30"><text:span text:style-name="Strong_20_Emphasis">Memory Dump</text:span>: Writes the memory contents to the output file.</text:p>
              <text:p text:style-name="P30"><text:span text:style-name="Strong_20_Emphasis">Instruction Execution</text:span>: Executes instructions in a loop until the program counter (<text:span text:style-name="Source_20_Text"><text:span text:style-name="T24">pc</text:span></text:span>) is -<text:span text:style-name="T24">1 </text:span>or exceeds the instruction list size.</text:p>
              <text:list text:style-name="L20">
                <text:list-header>
                  <text:p text:style-name="P30"><text:span text:style-name="Strong_20_Emphasis">Instruction Handling</text:span>: Depending on the instruction name, calls the corresponding ALU function.</text:p>
                  <text:p text:style-name="P30"><text:span text:style-name="Strong_20_Emphasis">Data Stack and Return Stack</text:span>: Writes the contents of the data stack and return stack to the output file.</text:p>
                  <text:p text:style-name="P30"><text:span text:style-name="Strong_20_Emphasis">Program Counter</text:span>: Updates the program counter after each instruction, except for <text:span text:style-name="T6">halt</text:span><text:span text:style-name="T24"> and </text:span><text:span text:style-name="T6">ret</text:span>.</text:p>
                </text:list-header>
              </text:list>
            </text:list-header>
          </text:list>
        </text:list-header>
      </text:list>
      <text:p text:style-name="Text_20_body"/>
      <text:p text:style-name="Text_20_body"/>
      <text:h text:style-name="P1" text:outline-level="2">Data Structures</text:h>
      <text:h text:style-name="P5" text:outline-level="3">1. Data Stack</text:h>
      <text:p text:style-name="P29">The data stack is used for arithmetic and logical operations. Operands are pushed onto the stack, and operations pop operands from the stack, perform the operation, and push the result back onto the stack.</text:p>
      <text:h text:style-name="P5" text:outline-level="3">2. Return Stack</text:h>
      <text:p text:style-name="P29">The return stack is used for storing return addresses during subroutine calls. When a subroutine is called, the current program counter (PC) is pushed onto the return stack. When the subroutine returns, the address is popped from the return stack and execution continues from that address.</text:p>
      <text:h text:style-name="P5" text:outline-level="3">3. Program Counter (PC)</text:h>
      <text:p text:style-name="P29">The program counter keeps track of the current instruction being executed. It is incremented after each instruction unless a jump or call instruction modifies it.</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15"><text:soft-page-break/><text:span text:style-name="T28">Execution Flow</text:span></text:p>
      <text:list text:style-name="L21">
        <text:list-item>
          <text:p text:style-name="P31"><text:span text:style-name="Strong_20_Emphasis">Initialization</text:span>:</text:p>
          <text:list>
            <text:list-header>
              <text:p text:style-name="P31"><text:span text:style-name="T24">i. </text:span>The <text:span text:style-name="T6">main </text:span>function initializes a <text:span text:style-name="T6">Machine </text:span>object with the input file.</text:p>
              <text:p text:style-name="P31"><text:span text:style-name="T24">ii. </text:span>The <text:span text:style-name="T6">Machine </text:span>constructor reads the input file and sets up the memory and program counter.</text:p>
            </text:list-header>
          </text:list>
        </text:list-item>
        <text:list-item>
          <text:p text:style-name="P31"><text:span text:style-name="Strong_20_Emphasis">Running the Machine</text:span>:</text:p>
          <text:list>
            <text:list-header>
              <text:p text:style-name="P31"><text:span text:style-name="T24">i. </text:span>The <text:span text:style-name="T6">Run </text:span>method of the<text:span text:style-name="T1"> </text:span><text:span text:style-name="T6">Machine </text:span>object starts executing instructions.</text:p>
              <text:p text:style-name="P31"><text:span text:style-name="T24">ii. </text:span>For each instruction, it updates the program counter and performs the corresponding operation using the <text:span text:style-name="T6">ALU</text:span>.</text:p>
            </text:list-header>
          </text:list>
        </text:list-item>
        <text:list-item>
          <text:p text:style-name="P31"><text:span text:style-name="Strong_20_Emphasis">ALU Operations</text:span>:</text:p>
          <text:list>
            <text:list-header>
              <text:p text:style-name="P31"><text:span text:style-name="T24">i. </text:span>The <text:span text:style-name="T6">ALU </text:span>performs various operations based on the instructions, manipulating the data stack, return stack, and program counter as needed.</text:p>
            </text:list-header>
          </text:list>
        </text:list-item>
        <text:list-item>
          <text:p text:style-name="P31"><text:span text:style-name="Strong_20_Emphasis">Input Handling</text:span>:</text:p>
          <text:list>
            <text:list-header>
              <text:p text:style-name="P31"><text:span text:style-name="T24">i. </text:span>The <text:span text:style-name="T6">IO/Control</text:span><text:span text:style-name="T24"> </text:span>class reads the input file and sets up the instructions and labels.</text:p>
            </text:list-header>
          </text:list>
        </text:list-item>
      </text:list>
      <text:p text:style-name="Text_20_body">This setup allows the program to read a set of instructions from a file, execute them using a simulated machine with a stack-based architecture, and output the results for visualization.</text:p>
      <text:h text:style-name="Heading_20_2" text:outline-level="2">Instruction<text:span text:style-name="T19">s</text:span> Syntax</text:h>
      <text:p text:style-name="Text_20_body">Instructions are read from an input file and have the following syntax:</text:p>
      <text:list text:style-name="L9">
        <text:list-item>
          <text:p text:style-name="P19"><text:span text:style-name="Strong_20_Emphasis">push &lt;value&gt;</text:span>: Pushes a value onto the data stack.</text:p>
        </text:list-item>
        <text:list-item>
          <text:p text:style-name="P19"><text:span text:style-name="Strong_20_Emphasis">pop</text:span>: Pops the top value from the data stack.</text:p>
        </text:list-item>
        <text:list-item>
          <text:p text:style-name="P19"><text:span text:style-name="Strong_20_Emphasis">add</text:span>: Adds the top two values on the data stack.</text:p>
        </text:list-item>
        <text:list-item>
          <text:p text:style-name="P19"><text:span text:style-name="Strong_20_Emphasis">sub</text:span>: Subtracts the top two values on the data stack.</text:p>
        </text:list-item>
        <text:list-item>
          <text:p text:style-name="P19"><text:span text:style-name="Strong_20_Emphasis">mul</text:span>: Multiplies the top two values on the data stack.</text:p>
        </text:list-item>
        <text:list-item>
          <text:p text:style-name="P19"><text:span text:style-name="Strong_20_Emphasis">div</text:span>: Divides the top two values on the data stack.</text:p>
        </text:list-item>
        <text:list-item>
          <text:p text:style-name="P19"><text:span text:style-name="Strong_20_Emphasis">mod</text:span>: Computes the modulus of the top two values on the data stack.</text:p>
        </text:list-item>
        <text:list-item>
          <text:p text:style-name="P19"><text:span text:style-name="Strong_20_Emphasis">and</text:span>: Computes the bitwise AND of the top two values on the data stack.</text:p>
        </text:list-item>
        <text:list-item>
          <text:p text:style-name="P19"><text:span text:style-name="Strong_20_Emphasis">or</text:span>: Computes the bitwise OR of the top two values on the data stack.</text:p>
        </text:list-item>
        <text:list-item>
          <text:p text:style-name="P19"><text:span text:style-name="Strong_20_Emphasis">xor</text:span>: Computes the bitwise XOR of the top two values on the data stack.</text:p>
        </text:list-item>
        <text:list-item>
          <text:p text:style-name="P19"><text:span text:style-name="Strong_20_Emphasis">not</text:span>: Computes the bitwise NOT of the top value on the data stack.</text:p>
        </text:list-item>
        <text:list-item>
          <text:p text:style-name="P19"><text:span text:style-name="Strong_20_Emphasis">cmp</text:span>: Compares the top two values on the data stack.</text:p>
        </text:list-item>
        <text:list-item>
          <text:p text:style-name="P19"><text:span text:style-name="Strong_20_Emphasis">bgt &lt;label&gt;</text:span>: Jumps to the label if the greater-than flag is set.</text:p>
        </text:list-item>
        <text:list-item>
          <text:p text:style-name="P19"><text:span text:style-name="Strong_20_Emphasis">beq &lt;label&gt;</text:span>: Jumps to the label if the equal flag is set.</text:p>
        </text:list-item>
        <text:list-item>
          <text:p text:style-name="P19"><text:soft-page-break/><text:span text:style-name="Strong_20_Emphasis">b &lt;label&gt;</text:span>: Jumps to the label.</text:p>
        </text:list-item>
        <text:list-item>
          <text:p text:style-name="P19"><text:span text:style-name="Strong_20_Emphasis">call &lt;label&gt;</text:span>: Calls a subroutine at the label.</text:p>
        </text:list-item>
        <text:list-item>
          <text:p text:style-name="P19"><text:span text:style-name="Strong_20_Emphasis">ret</text:span>: Returns from a subroutine.</text:p>
        </text:list-item>
        <text:list-item>
          <text:p text:style-name="P19"><text:span text:style-name="Strong_20_Emphasis">print</text:span>: Prints the top value of the data stack.</text:p>
        </text:list-item>
        <text:list-item>
          <text:p text:style-name="P19"><text:span text:style-name="Strong_20_Emphasis">halt</text:span>: Halts the execution.</text:p>
        </text:list-item>
        <text:list-item>
          <text:p text:style-name="P19"><text:span text:style-name="Strong_20_Emphasis">var &lt;name&gt; &lt;value&gt;</text:span>: Declares a variable.</text:p>
        </text:list-item>
        <text:list-item>
          <text:p text:style-name="P19"><text:span text:style-name="Strong_20_Emphasis">store &lt;name&gt; &lt;value&gt;</text:span>: Stores a value in a variable.</text:p>
        </text:list-item>
        <text:list-item>
          <text:p text:style-name="P19"><text:span text:style-name="Strong_20_Emphasis">load &lt;name&gt;</text:span>: Loads a value from a variable.</text:p>
        </text:list-item>
      </text:list>
      <text:p text:style-name="Text_20_body"/>
      <text:p text:style-name="P16">4. Visualisation Using SDL2</text:p>
      <text:p text:style-name="P32"><text:span text:style-name="T32"><text:tab/></text:span><text:span text:style-name="T26">Used</text:span><text:span text:style-name="T27"> SDL2(</text:span><text:span text:style-name="T26">Simple DirectMedia Layer</text:span><text:span text:style-name="T27">)</text:span><text:span text:style-name="T26"> <text:s/>to visualize/simulate the sequential working of the code which makes it working as a </text:span><text:span text:style-name="T27">Debugger</text:span><text:span text:style-name="T26"> too. SDL is a cross platform development library designed to provide low level access to 2D pixel operations, audio, keyboard, mouse, etc.</text:span></text:p>
      <text:p text:style-name="P33"><text:span text:style-name="T7"><text:tab/>1. simulates the DataStack in realtime with program counter.</text:span></text:p>
      <text:p text:style-name="P33"><text:span text:style-name="T7"><text:tab/>2. simulates returnStack as well containing the return addresses for the subroutine calls.</text:span></text:p>
      <text:p text:style-name="P33"><text:span text:style-name="T7"><text:tab/>3. contains button for navigating on the both next and previous instructions.</text:span></text:p>
      <text:p text:style-name="P32"><text:span text:style-name="T32"><text:s/></text:span></text:p>
      <text:p text:style-name="P16"/>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cadia Code" svg:font-family="'Cascadia Code', 'Droid Sans Mono', monospace,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monaco-monospace-font" svg:font-family="'var monaco-monospace-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text-underline-style="solid" style:text-underline-type="double" style:text-underline-width="auto" style:text-underline-color="font-color"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8:13:01.082678080</meta:creation-date>
    <dc:date>2024-11-24T20:15:44.652295713</dc:date>
    <meta:editing-duration>PT4M42S</meta:editing-duration>
    <meta:editing-cycles>2</meta:editing-cycles>
    <meta:generator>LibreOffice/24.2.5.2$Linux_X86_64 LibreOffice_project/420$Build-2</meta:generator>
    <meta:document-statistic meta:table-count="0" meta:image-count="0" meta:object-count="0" meta:page-count="6" meta:paragraph-count="132" meta:word-count="1532" meta:character-count="9326" meta:non-whitespace-character-count="7953"/>
  </office:meta>
</office:document-meta>
</file>